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bbbbbb" loext:opacity="100%" fo:font-style="normal" style:text-underline-style="none" fo:font-weight="normal"/>
    </style:style>
    <style:style style:name="T10" style:family="text">
      <style:text-properties fo:color="#666666" loext:opacity="100%"/>
    </style:style>
    <style:style style:name="T11" style:family="text">
      <style:text-properties fo:color="#ba2121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3">&lt;bits/stdc++.h&gt;</text:span></text:p>
      <text:p text:style-name="P2"/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2"/>
      <text:p text:style-name="P1"><text:span text:style-name="T7">void</text:span><text:span text:style-name="T2"> </text:span><text:span text:style-name="T8">towerOfHanoi</text:span><text:span text:style-name="T6">(</text:span><text:span text:style-name="T7">int</text:span><text:span text:style-name="T2"> </text:span><text:span text:style-name="T6">n,</text:span><text:span text:style-name="T7">char</text:span><text:span text:style-name="T2"> </text:span><text:span text:style-name="T6">from_rod,</text:span><text:span text:style-name="T7">char</text:span><text:span text:style-name="T2"> </text:span><text:span text:style-name="T6">to_rod,</text:span><text:span text:style-name="T7">char</text:span><text:span text:style-name="T2"> </text:span><text:span text:style-name="T6">aux_rod)</text:span></text:p>
      <text:p text:style-name="P3">{<text:span text:style-name="T9"/></text:p>
      <text:p text:style-name="P2"/>
      <text:p text:style-name="P1"><text:span text:style-name="T2"><text:s text:c="4"/></text:span><text:span text:style-name="T4">if</text:span><text:span text:style-name="T6">(n</text:span><text:span text:style-name="T2"> </text:span><text:span text:style-name="T10">==0</text:span><text:span text:style-name="T6">)</text:span><text:span text:style-name="T2"> </text:span><text:span text:style-name="T4">return</text:span><text:span text:style-name="T6">;</text:span></text:p>
      <text:p text:style-name="P1"><text:span text:style-name="T2"><text:s text:c="4"/></text:span><text:span text:style-name="T6">towerOfHanoi(n</text:span><text:span text:style-name="T10">-1</text:span><text:span text:style-name="T6">,from_rod,</text:span><text:span text:style-name="T2"> </text:span><text:span text:style-name="T6">aux_rod,to_rod);</text:span></text:p>
      <text:p text:style-name="P1"><text:span text:style-name="T2"><text:s text:c="4"/></text:span><text:span text:style-name="T6">cout</text:span><text:span text:style-name="T2"> </text:span><text:span text:style-name="T10">&lt;&lt;</text:span><text:span text:style-name="T2"> </text:span><text:span text:style-name="T11">"Move disk "</text:span><text:span text:style-name="T2"> </text:span><text:span text:style-name="T10">&lt;&lt;</text:span><text:span text:style-name="T2"> </text:span><text:span text:style-name="T6">n</text:span><text:span text:style-name="T2"> </text:span><text:span text:style-name="T10">&lt;&lt;</text:span><text:span text:style-name="T2"> </text:span><text:span text:style-name="T11">" from rod "</text:span><text:span text:style-name="T2"> </text:span><text:span text:style-name="T10">&lt;&lt;</text:span><text:span text:style-name="T2"> </text:span><text:span text:style-name="T6">from_rod</text:span><text:span text:style-name="T2"> </text:span><text:span text:style-name="T10">&lt;&lt;</text:span><text:span text:style-name="T2"> </text:span><text:span text:style-name="T11">" to rod "</text:span><text:span text:style-name="T2"> </text:span><text:span text:style-name="T10">&lt;&lt;</text:span><text:span text:style-name="T2"> </text:span><text:span text:style-name="T6">to_rod</text:span><text:span text:style-name="T2"> </text:span><text:span text:style-name="T10">&lt;&lt;</text:span><text:span text:style-name="T2"> </text:span><text:span text:style-name="T6">endl;</text:span></text:p>
      <text:p text:style-name="P1"><text:span text:style-name="T2"><text:s text:c="4"/></text:span><text:span text:style-name="T6">towerOfHanoi(n</text:span><text:span text:style-name="T10">-1</text:span><text:span text:style-name="T6">,aux_rod,to_rod,from_rod);</text:span></text:p>
      <text:p text:style-name="P3">}<text:span text:style-name="T9"/></text:p>
      <text:p text:style-name="P1"><text:span text:style-name="T7">int</text:span><text:span text:style-name="T2"> </text:span><text:span text:style-name="T8">main</text:span><text:span text:style-name="T6">()</text:span></text:p>
      <text:p text:style-name="P3">{<text:span text:style-name="T9"/></text:p>
      <text:p text:style-name="P1"><text:span text:style-name="T2"><text:s text:c="4"/></text:span><text:span text:style-name="T7">int</text:span><text:span text:style-name="T2"> </text:span><text:span text:style-name="T6">N</text:span><text:span text:style-name="T2"> </text:span><text:span text:style-name="T10">=</text:span><text:span text:style-name="T2"> </text:span><text:span text:style-name="T10">3</text:span><text:span text:style-name="T6">;</text:span></text:p>
      <text:p text:style-name="P1"><text:span text:style-name="T2"><text:s text:c="4"/></text:span><text:span text:style-name="T6">towerOfHanoi(N,</text:span><text:span text:style-name="T11">'A'</text:span><text:span text:style-name="T6">,</text:span><text:span text:style-name="T11">'C'</text:span><text:span text:style-name="T6">,</text:span><text:span text:style-name="T11">'B'</text:span><text:span text:style-name="T6">);</text:span></text:p>
      <text:p text:style-name="P1"><text:span text:style-name="T2"><text:s text:c="4"/></text:span><text:span text:style-name="T4">return</text:span><text:span text:style-name="T2"> </text:span><text:span text:style-name="T10">0</text:span><text:span text:style-name="T6">;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09:30:24.189000000</meta:creation-date>
    <dc:date>2024-11-02T09:33:06.155000000</dc:date>
    <meta:editing-duration>PT2M42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5" meta:word-count="53" meta:character-count="384" meta:non-whitespace-character-count="318"/>
  </office:meta>
</office:document-meta>
</file>